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7AA0000173600001C4A709715A32B3BB9C2.svg" manifest:media-type="image/svg+xml"/>
  <manifest:file-entry manifest:full-path="Pictures/10000001000001190000015681320D647762822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1.56cm" fo:min-width="1.31cm" fo:padding-top="0.14cm" fo:padding-bottom="0.14cm" fo:padding-left="0.265cm" fo:padding-right="0.2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loext:fill-use-slide-background="false" draw:textarea-horizontal-align="justify" draw:textarea-vertical-align="middle" draw:auto-grow-height="false" fo:min-height="2.9cm" fo:min-width="3.6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941cm" svg:height="7.241cm" svg:x="1.7cm" svg:y="1.5cm">
          <draw:image xlink:href="Pictures/100007AA0000173600001C4A709715A32B3BB9C2.svg" xlink:type="simple" xlink:show="embed" xlink:actuate="onLoad" draw:mime-type="image/svg+xml">
            <text:p/>
          </draw:image>
          <draw:image xlink:href="Pictures/10000001000001190000015681320D6477628229.png" xlink:type="simple" xlink:show="embed" xlink:actuate="onLoad" draw:mime-type="image/png"/>
          <svg:title>b'Sketch059'</svg:title>
        </draw:frame>
        <draw:frame draw:style-name="gr1" draw:text-style-name="P1" draw:layer="layout" svg:width="5.941cm" svg:height="7.241cm" svg:x="7.7cm" svg:y="1.5cm">
          <draw:image xlink:href="Pictures/100007AA0000173600001C4A709715A32B3BB9C2.svg" xlink:type="simple" xlink:show="embed" xlink:actuate="onLoad" draw:mime-type="image/svg+xml">
            <text:p/>
          </draw:image>
          <draw:image xlink:href="Pictures/10000001000001190000015681320D6477628229.png" xlink:type="simple" xlink:show="embed" xlink:actuate="onLoad" draw:mime-type="image/png"/>
          <svg:title>b'Sketch059'</svg:title>
        </draw:frame>
        <draw:frame draw:style-name="gr1" draw:text-style-name="P1" draw:layer="layout" svg:width="5.941cm" svg:height="7.241cm" svg:x="13.7cm" svg:y="1.5cm">
          <draw:image xlink:href="Pictures/100007AA0000173600001C4A709715A32B3BB9C2.svg" xlink:type="simple" xlink:show="embed" xlink:actuate="onLoad" draw:mime-type="image/svg+xml">
            <text:p/>
          </draw:image>
          <draw:image xlink:href="Pictures/10000001000001190000015681320D6477628229.png" xlink:type="simple" xlink:show="embed" xlink:actuate="onLoad" draw:mime-type="image/png"/>
          <svg:title>b'Sketch059'</svg:title>
        </draw:frame>
        <draw:frame draw:style-name="gr1" draw:text-style-name="P1" draw:layer="layout" svg:width="5.941cm" svg:height="7.241cm" svg:x="1.701cm" svg:y="8.801cm">
          <draw:image xlink:href="Pictures/100007AA0000173600001C4A709715A32B3BB9C2.svg" xlink:type="simple" xlink:show="embed" xlink:actuate="onLoad" draw:mime-type="image/svg+xml">
            <text:p/>
          </draw:image>
          <draw:image xlink:href="Pictures/10000001000001190000015681320D6477628229.png" xlink:type="simple" xlink:show="embed" xlink:actuate="onLoad" draw:mime-type="image/png"/>
          <svg:title>b'Sketch059'</svg:title>
        </draw:frame>
        <draw:frame draw:style-name="gr1" draw:text-style-name="P1" draw:layer="layout" svg:width="5.941cm" svg:height="7.241cm" svg:x="7.701cm" svg:y="8.801cm">
          <draw:image xlink:href="Pictures/100007AA0000173600001C4A709715A32B3BB9C2.svg" xlink:type="simple" xlink:show="embed" xlink:actuate="onLoad" draw:mime-type="image/svg+xml">
            <text:p/>
          </draw:image>
          <draw:image xlink:href="Pictures/10000001000001190000015681320D6477628229.png" xlink:type="simple" xlink:show="embed" xlink:actuate="onLoad" draw:mime-type="image/png"/>
          <svg:title>b'Sketch059'</svg:title>
        </draw:frame>
        <draw:frame draw:style-name="gr1" draw:text-style-name="P1" draw:layer="layout" svg:width="5.941cm" svg:height="7.241cm" svg:x="13.701cm" svg:y="8.801cm">
          <draw:image xlink:href="Pictures/100007AA0000173600001C4A709715A32B3BB9C2.svg" xlink:type="simple" xlink:show="embed" xlink:actuate="onLoad" draw:mime-type="image/svg+xml">
            <text:p/>
          </draw:image>
          <draw:image xlink:href="Pictures/10000001000001190000015681320D6477628229.png" xlink:type="simple" xlink:show="embed" xlink:actuate="onLoad" draw:mime-type="image/png"/>
          <svg:title>b'Sketch059'</svg:title>
        </draw:frame>
        <draw:line draw:style-name="gr2" draw:text-style-name="P1" draw:layer="layout" svg:x1="2.251cm" svg:y1="18.1cm" svg:x2="6.351cm" svg:y2="18.1cm">
          <text:p/>
        </draw:line>
        <draw:g>
          <draw:line draw:style-name="gr2" draw:text-style-name="P1" draw:layer="layout" svg:x1="2.604cm" svg:y1="17.8cm" svg:x2="2.604cm" svg:y2="20.6cm">
            <text:p/>
          </draw:line>
          <draw:line draw:style-name="gr2" draw:text-style-name="P1" draw:layer="layout" svg:x1="4.303cm" svg:y1="17.8cm" svg:x2="4.303cm" svg:y2="20.6cm">
            <text:p/>
          </draw:line>
          <draw:line draw:style-name="gr2" draw:text-style-name="P1" draw:layer="layout" svg:x1="6.002cm" svg:y1="17.8cm" svg:x2="6.002cm" svg:y2="20.6cm">
            <text:p/>
          </draw:line>
        </draw:g>
        <draw:line draw:style-name="gr2" draw:text-style-name="P1" draw:layer="layout" svg:x1="2.251cm" svg:y1="19.1cm" svg:x2="6.351cm" svg:y2="19.1cm">
          <text:p/>
        </draw:line>
        <draw:line draw:style-name="gr2" draw:text-style-name="P1" draw:layer="layout" svg:x1="2.251cm" svg:y1="20.1cm" svg:x2="6.351cm" svg:y2="20.1cm">
          <text:p/>
        </draw:line>
        <draw:frame draw:style-name="gr3" draw:text-style-name="P2" draw:layer="layout" svg:width="1.243cm" svg:height="0.645cm" svg:x="4.957cm" svg:y="17.5cm">
          <draw:text-box>
            <text:p><text:span text:style-name="T1">D3.2</text:span></text:p>
          </draw:text-box>
        </draw:frame>
        <draw:frame draw:style-name="gr4" draw:text-style-name="P2" draw:layer="layout" svg:width="1.145cm" svg:height="0.645cm" svg:x="4.6cm" svg:y="18.355cm">
          <draw:text-box>
            <text:p><text:span text:style-name="T1">D26</text:span></text:p>
          </draw:text-box>
        </draw:frame>
        <draw:g draw:style-name="gr5">
          <draw:custom-shape draw:style-name="gr6" draw:text-style-name="P1" draw:layer="layout" svg:width="2.6cm" svg:height="2.6cm" svg:x="3.00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4.302cm" svg:y1="17.6cm" svg:x2="4.302cm" svg:y2="20.6cm">
            <text:p/>
          </draw:line>
          <draw:line draw:style-name="gr7" draw:text-style-name="P1" draw:layer="layout" svg:x1="2.802cm" svg:y1="19.1cm" svg:x2="5.802cm" svg:y2="19.1cm">
            <text:p/>
          </draw:line>
        </draw:g>
        <draw:g draw:style-name="gr5">
          <draw:custom-shape draw:style-name="gr8" draw:text-style-name="P1" draw:layer="layout" svg:width="0.3cm" svg:height="0.3cm" svg:x="5.852cm" svg:y="17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002cm" svg:y1="17.8cm" svg:x2="6.002cm" svg:y2="18.4cm">
            <text:p/>
          </draw:line>
          <draw:line draw:style-name="gr7" draw:text-style-name="P1" draw:layer="layout" svg:x1="5.702cm" svg:y1="18.1cm" svg:x2="6.302cm" svg:y2="18.1cm">
            <text:p/>
          </draw:line>
        </draw:g>
        <draw:g draw:style-name="gr5">
          <draw:custom-shape draw:style-name="gr8" draw:text-style-name="P1" draw:layer="layout" svg:width="0.3cm" svg:height="0.3cm" svg:x="5.852cm" svg:y="1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002cm" svg:y1="19.8cm" svg:x2="6.002cm" svg:y2="20.4cm">
            <text:p/>
          </draw:line>
          <draw:line draw:style-name="gr7" draw:text-style-name="P1" draw:layer="layout" svg:x1="5.702cm" svg:y1="20.1cm" svg:x2="6.302cm" svg:y2="20.1cm">
            <text:p/>
          </draw:line>
        </draw:g>
        <draw:g draw:style-name="gr5">
          <draw:custom-shape draw:style-name="gr8" draw:text-style-name="P1" draw:layer="layout" svg:width="0.3cm" svg:height="0.3cm" svg:x="2.452cm" svg:y="17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602cm" svg:y1="17.8cm" svg:x2="2.602cm" svg:y2="18.4cm">
            <text:p/>
          </draw:line>
          <draw:line draw:style-name="gr7" draw:text-style-name="P1" draw:layer="layout" svg:x1="2.302cm" svg:y1="18.1cm" svg:x2="2.902cm" svg:y2="18.1cm">
            <text:p/>
          </draw:line>
        </draw:g>
        <draw:g draw:style-name="gr5">
          <draw:custom-shape draw:style-name="gr8" draw:text-style-name="P1" draw:layer="layout" svg:width="0.3cm" svg:height="0.3cm" svg:x="2.452cm" svg:y="1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602cm" svg:y1="19.8cm" svg:x2="2.602cm" svg:y2="20.4cm">
            <text:p/>
          </draw:line>
          <draw:line draw:style-name="gr7" draw:text-style-name="P1" draw:layer="layout" svg:x1="2.302cm" svg:y1="20.1cm" svg:x2="2.902cm" svg:y2="20.1cm">
            <text:p/>
          </draw:line>
        </draw:g>
        <draw:custom-shape draw:style-name="gr9" draw:text-style-name="P1" draw:layer="layout" svg:width="4.2cm" svg:height="3.2cm" svg:x="2.2cm" svg:y="17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51cm" svg:y1="18.1cm" svg:x2="10.551cm" svg:y2="18.1cm">
          <text:p/>
        </draw:line>
        <draw:g>
          <draw:line draw:style-name="gr2" draw:text-style-name="P1" draw:layer="layout" svg:x1="6.804cm" svg:y1="17.8cm" svg:x2="6.804cm" svg:y2="20.6cm">
            <text:p/>
          </draw:line>
          <draw:line draw:style-name="gr2" draw:text-style-name="P1" draw:layer="layout" svg:x1="8.503cm" svg:y1="17.8cm" svg:x2="8.503cm" svg:y2="20.6cm">
            <text:p/>
          </draw:line>
          <draw:line draw:style-name="gr2" draw:text-style-name="P1" draw:layer="layout" svg:x1="10.202cm" svg:y1="17.8cm" svg:x2="10.202cm" svg:y2="20.6cm">
            <text:p/>
          </draw:line>
        </draw:g>
        <draw:line draw:style-name="gr2" draw:text-style-name="P1" draw:layer="layout" svg:x1="6.451cm" svg:y1="19.1cm" svg:x2="10.551cm" svg:y2="19.1cm">
          <text:p/>
        </draw:line>
        <draw:line draw:style-name="gr2" draw:text-style-name="P1" draw:layer="layout" svg:x1="6.451cm" svg:y1="20.1cm" svg:x2="10.551cm" svg:y2="20.1cm">
          <text:p/>
        </draw:line>
        <draw:frame draw:style-name="gr3" draw:text-style-name="P2" draw:layer="layout" svg:width="1.243cm" svg:height="0.645cm" svg:x="9.157cm" svg:y="17.5cm">
          <draw:text-box>
            <text:p><text:span text:style-name="T1">D3.2</text:span></text:p>
          </draw:text-box>
        </draw:frame>
        <draw:frame draw:style-name="gr4" draw:text-style-name="P2" draw:layer="layout" svg:width="1.145cm" svg:height="0.645cm" svg:x="8.8cm" svg:y="18.355cm">
          <draw:text-box>
            <text:p><text:span text:style-name="T1">D26</text:span></text:p>
          </draw:text-box>
        </draw:frame>
        <draw:g draw:style-name="gr5">
          <draw:custom-shape draw:style-name="gr6" draw:text-style-name="P1" draw:layer="layout" svg:width="2.6cm" svg:height="2.6cm" svg:x="7.20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502cm" svg:y1="17.6cm" svg:x2="8.502cm" svg:y2="20.6cm">
            <text:p/>
          </draw:line>
          <draw:line draw:style-name="gr7" draw:text-style-name="P1" draw:layer="layout" svg:x1="7.002cm" svg:y1="19.1cm" svg:x2="10.002cm" svg:y2="19.1cm">
            <text:p/>
          </draw:line>
        </draw:g>
        <draw:g draw:style-name="gr5">
          <draw:custom-shape draw:style-name="gr8" draw:text-style-name="P1" draw:layer="layout" svg:width="0.3cm" svg:height="0.3cm" svg:x="10.052cm" svg:y="17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202cm" svg:y1="17.8cm" svg:x2="10.202cm" svg:y2="18.4cm">
            <text:p/>
          </draw:line>
          <draw:line draw:style-name="gr7" draw:text-style-name="P1" draw:layer="layout" svg:x1="9.902cm" svg:y1="18.1cm" svg:x2="10.502cm" svg:y2="18.1cm">
            <text:p/>
          </draw:line>
        </draw:g>
        <draw:g draw:style-name="gr5">
          <draw:custom-shape draw:style-name="gr8" draw:text-style-name="P1" draw:layer="layout" svg:width="0.3cm" svg:height="0.3cm" svg:x="10.052cm" svg:y="1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202cm" svg:y1="19.8cm" svg:x2="10.202cm" svg:y2="20.4cm">
            <text:p/>
          </draw:line>
          <draw:line draw:style-name="gr7" draw:text-style-name="P1" draw:layer="layout" svg:x1="9.902cm" svg:y1="20.1cm" svg:x2="10.502cm" svg:y2="20.1cm">
            <text:p/>
          </draw:line>
        </draw:g>
        <draw:g draw:style-name="gr5">
          <draw:custom-shape draw:style-name="gr8" draw:text-style-name="P1" draw:layer="layout" svg:width="0.3cm" svg:height="0.3cm" svg:x="6.652cm" svg:y="17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802cm" svg:y1="17.8cm" svg:x2="6.802cm" svg:y2="18.4cm">
            <text:p/>
          </draw:line>
          <draw:line draw:style-name="gr7" draw:text-style-name="P1" draw:layer="layout" svg:x1="6.502cm" svg:y1="18.1cm" svg:x2="7.102cm" svg:y2="18.1cm">
            <text:p/>
          </draw:line>
        </draw:g>
        <draw:g draw:style-name="gr5">
          <draw:custom-shape draw:style-name="gr8" draw:text-style-name="P1" draw:layer="layout" svg:width="0.3cm" svg:height="0.3cm" svg:x="6.652cm" svg:y="1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802cm" svg:y1="19.8cm" svg:x2="6.802cm" svg:y2="20.4cm">
            <text:p/>
          </draw:line>
          <draw:line draw:style-name="gr7" draw:text-style-name="P1" draw:layer="layout" svg:x1="6.502cm" svg:y1="20.1cm" svg:x2="7.102cm" svg:y2="20.1cm">
            <text:p/>
          </draw:line>
        </draw:g>
        <draw:custom-shape draw:style-name="gr9" draw:text-style-name="P1" draw:layer="layout" svg:width="4.2cm" svg:height="3.2cm" svg:x="6.4cm" svg:y="17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51cm" svg:y1="18.1cm" svg:x2="14.751cm" svg:y2="18.1cm">
          <text:p/>
        </draw:line>
        <draw:g>
          <draw:line draw:style-name="gr2" draw:text-style-name="P1" draw:layer="layout" svg:x1="11.004cm" svg:y1="17.8cm" svg:x2="11.004cm" svg:y2="20.6cm">
            <text:p/>
          </draw:line>
          <draw:line draw:style-name="gr2" draw:text-style-name="P1" draw:layer="layout" svg:x1="12.703cm" svg:y1="17.8cm" svg:x2="12.703cm" svg:y2="20.6cm">
            <text:p/>
          </draw:line>
          <draw:line draw:style-name="gr2" draw:text-style-name="P1" draw:layer="layout" svg:x1="14.402cm" svg:y1="17.8cm" svg:x2="14.402cm" svg:y2="20.6cm">
            <text:p/>
          </draw:line>
        </draw:g>
        <draw:line draw:style-name="gr2" draw:text-style-name="P1" draw:layer="layout" svg:x1="10.651cm" svg:y1="19.1cm" svg:x2="14.751cm" svg:y2="19.1cm">
          <text:p/>
        </draw:line>
        <draw:line draw:style-name="gr2" draw:text-style-name="P1" draw:layer="layout" svg:x1="10.651cm" svg:y1="20.1cm" svg:x2="14.751cm" svg:y2="20.1cm">
          <text:p/>
        </draw:line>
        <draw:frame draw:style-name="gr3" draw:text-style-name="P2" draw:layer="layout" svg:width="1.243cm" svg:height="0.645cm" svg:x="13.357cm" svg:y="17.5cm">
          <draw:text-box>
            <text:p><text:span text:style-name="T1">D3.2</text:span></text:p>
          </draw:text-box>
        </draw:frame>
        <draw:frame draw:style-name="gr4" draw:text-style-name="P2" draw:layer="layout" svg:width="1.145cm" svg:height="0.645cm" svg:x="13cm" svg:y="18.355cm">
          <draw:text-box>
            <text:p><text:span text:style-name="T1">D26</text:span></text:p>
          </draw:text-box>
        </draw:frame>
        <draw:g draw:style-name="gr5">
          <draw:custom-shape draw:style-name="gr6" draw:text-style-name="P1" draw:layer="layout" svg:width="2.6cm" svg:height="2.6cm" svg:x="11.40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702cm" svg:y1="17.6cm" svg:x2="12.702cm" svg:y2="20.6cm">
            <text:p/>
          </draw:line>
          <draw:line draw:style-name="gr7" draw:text-style-name="P1" draw:layer="layout" svg:x1="11.202cm" svg:y1="19.1cm" svg:x2="14.202cm" svg:y2="19.1cm">
            <text:p/>
          </draw:line>
        </draw:g>
        <draw:g draw:style-name="gr5">
          <draw:custom-shape draw:style-name="gr8" draw:text-style-name="P1" draw:layer="layout" svg:width="0.3cm" svg:height="0.3cm" svg:x="14.252cm" svg:y="17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402cm" svg:y1="17.8cm" svg:x2="14.402cm" svg:y2="18.4cm">
            <text:p/>
          </draw:line>
          <draw:line draw:style-name="gr7" draw:text-style-name="P1" draw:layer="layout" svg:x1="14.102cm" svg:y1="18.1cm" svg:x2="14.702cm" svg:y2="18.1cm">
            <text:p/>
          </draw:line>
        </draw:g>
        <draw:g draw:style-name="gr5">
          <draw:custom-shape draw:style-name="gr8" draw:text-style-name="P1" draw:layer="layout" svg:width="0.3cm" svg:height="0.3cm" svg:x="14.252cm" svg:y="1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402cm" svg:y1="19.8cm" svg:x2="14.402cm" svg:y2="20.4cm">
            <text:p/>
          </draw:line>
          <draw:line draw:style-name="gr7" draw:text-style-name="P1" draw:layer="layout" svg:x1="14.102cm" svg:y1="20.1cm" svg:x2="14.702cm" svg:y2="20.1cm">
            <text:p/>
          </draw:line>
        </draw:g>
        <draw:g draw:style-name="gr5">
          <draw:custom-shape draw:style-name="gr8" draw:text-style-name="P1" draw:layer="layout" svg:width="0.3cm" svg:height="0.3cm" svg:x="10.852cm" svg:y="17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002cm" svg:y1="17.8cm" svg:x2="11.002cm" svg:y2="18.4cm">
            <text:p/>
          </draw:line>
          <draw:line draw:style-name="gr7" draw:text-style-name="P1" draw:layer="layout" svg:x1="10.702cm" svg:y1="18.1cm" svg:x2="11.302cm" svg:y2="18.1cm">
            <text:p/>
          </draw:line>
        </draw:g>
        <draw:g draw:style-name="gr5">
          <draw:custom-shape draw:style-name="gr8" draw:text-style-name="P1" draw:layer="layout" svg:width="0.3cm" svg:height="0.3cm" svg:x="10.852cm" svg:y="1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002cm" svg:y1="19.8cm" svg:x2="11.002cm" svg:y2="20.4cm">
            <text:p/>
          </draw:line>
          <draw:line draw:style-name="gr7" draw:text-style-name="P1" draw:layer="layout" svg:x1="10.702cm" svg:y1="20.1cm" svg:x2="11.302cm" svg:y2="20.1cm">
            <text:p/>
          </draw:line>
        </draw:g>
        <draw:custom-shape draw:style-name="gr9" draw:text-style-name="P1" draw:layer="layout" svg:width="4.2cm" svg:height="3.2cm" svg:x="10.6cm" svg:y="17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21.3cm" svg:x2="6.351cm" svg:y2="21.3cm">
          <text:p/>
        </draw:line>
        <draw:g>
          <draw:line draw:style-name="gr2" draw:text-style-name="P1" draw:layer="layout" svg:x1="2.604cm" svg:y1="21cm" svg:x2="2.604cm" svg:y2="23.8cm">
            <text:p/>
          </draw:line>
          <draw:line draw:style-name="gr2" draw:text-style-name="P1" draw:layer="layout" svg:x1="4.303cm" svg:y1="21cm" svg:x2="4.303cm" svg:y2="23.8cm">
            <text:p/>
          </draw:line>
          <draw:line draw:style-name="gr2" draw:text-style-name="P1" draw:layer="layout" svg:x1="6.002cm" svg:y1="21cm" svg:x2="6.002cm" svg:y2="23.8cm">
            <text:p/>
          </draw:line>
        </draw:g>
        <draw:line draw:style-name="gr2" draw:text-style-name="P1" draw:layer="layout" svg:x1="2.251cm" svg:y1="22.3cm" svg:x2="6.351cm" svg:y2="22.3cm">
          <text:p/>
        </draw:line>
        <draw:line draw:style-name="gr2" draw:text-style-name="P1" draw:layer="layout" svg:x1="2.251cm" svg:y1="23.3cm" svg:x2="6.351cm" svg:y2="23.3cm">
          <text:p/>
        </draw:line>
        <draw:frame draw:style-name="gr3" draw:text-style-name="P2" draw:layer="layout" svg:width="1.243cm" svg:height="0.645cm" svg:x="4.957cm" svg:y="20.7cm">
          <draw:text-box>
            <text:p><text:span text:style-name="T1">D3.2</text:span></text:p>
          </draw:text-box>
        </draw:frame>
        <draw:frame draw:style-name="gr4" draw:text-style-name="P2" draw:layer="layout" svg:width="1.145cm" svg:height="0.645cm" svg:x="4.6cm" svg:y="21.555cm">
          <draw:text-box>
            <text:p><text:span text:style-name="T1">D26</text:span></text:p>
          </draw:text-box>
        </draw:frame>
        <draw:g draw:style-name="gr5">
          <draw:custom-shape draw:style-name="gr6" draw:text-style-name="P1" draw:layer="layout" svg:width="2.6cm" svg:height="2.6cm" svg:x="3.002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4.302cm" svg:y1="20.8cm" svg:x2="4.302cm" svg:y2="23.8cm">
            <text:p/>
          </draw:line>
          <draw:line draw:style-name="gr7" draw:text-style-name="P1" draw:layer="layout" svg:x1="2.802cm" svg:y1="22.3cm" svg:x2="5.802cm" svg:y2="22.3cm">
            <text:p/>
          </draw:line>
        </draw:g>
        <draw:g draw:style-name="gr5">
          <draw:custom-shape draw:style-name="gr8" draw:text-style-name="P1" draw:layer="layout" svg:width="0.3cm" svg:height="0.3cm" svg:x="5.852cm" svg:y="2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002cm" svg:y1="21cm" svg:x2="6.002cm" svg:y2="21.6cm">
            <text:p/>
          </draw:line>
          <draw:line draw:style-name="gr7" draw:text-style-name="P1" draw:layer="layout" svg:x1="5.702cm" svg:y1="21.3cm" svg:x2="6.302cm" svg:y2="21.3cm">
            <text:p/>
          </draw:line>
        </draw:g>
        <draw:g draw:style-name="gr5">
          <draw:custom-shape draw:style-name="gr8" draw:text-style-name="P1" draw:layer="layout" svg:width="0.3cm" svg:height="0.3cm" svg:x="5.852cm" svg:y="2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002cm" svg:y1="23cm" svg:x2="6.002cm" svg:y2="23.6cm">
            <text:p/>
          </draw:line>
          <draw:line draw:style-name="gr7" draw:text-style-name="P1" draw:layer="layout" svg:x1="5.702cm" svg:y1="23.3cm" svg:x2="6.302cm" svg:y2="23.3cm">
            <text:p/>
          </draw:line>
        </draw:g>
        <draw:g draw:style-name="gr5">
          <draw:custom-shape draw:style-name="gr8" draw:text-style-name="P1" draw:layer="layout" svg:width="0.3cm" svg:height="0.3cm" svg:x="2.452cm" svg:y="2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602cm" svg:y1="21cm" svg:x2="2.602cm" svg:y2="21.6cm">
            <text:p/>
          </draw:line>
          <draw:line draw:style-name="gr7" draw:text-style-name="P1" draw:layer="layout" svg:x1="2.302cm" svg:y1="21.3cm" svg:x2="2.902cm" svg:y2="21.3cm">
            <text:p/>
          </draw:line>
        </draw:g>
        <draw:g draw:style-name="gr5">
          <draw:custom-shape draw:style-name="gr8" draw:text-style-name="P1" draw:layer="layout" svg:width="0.3cm" svg:height="0.3cm" svg:x="2.452cm" svg:y="2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602cm" svg:y1="23cm" svg:x2="2.602cm" svg:y2="23.6cm">
            <text:p/>
          </draw:line>
          <draw:line draw:style-name="gr7" draw:text-style-name="P1" draw:layer="layout" svg:x1="2.302cm" svg:y1="23.3cm" svg:x2="2.902cm" svg:y2="23.3cm">
            <text:p/>
          </draw:line>
        </draw:g>
        <draw:custom-shape draw:style-name="gr9" draw:text-style-name="P1" draw:layer="layout" svg:width="4.2cm" svg:height="3.2cm" svg:x="2.2cm" svg:y="20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51cm" svg:y1="21.3cm" svg:x2="10.551cm" svg:y2="21.3cm">
          <text:p/>
        </draw:line>
        <draw:g>
          <draw:line draw:style-name="gr2" draw:text-style-name="P1" draw:layer="layout" svg:x1="6.804cm" svg:y1="21cm" svg:x2="6.804cm" svg:y2="23.8cm">
            <text:p/>
          </draw:line>
          <draw:line draw:style-name="gr2" draw:text-style-name="P1" draw:layer="layout" svg:x1="8.503cm" svg:y1="21cm" svg:x2="8.503cm" svg:y2="23.8cm">
            <text:p/>
          </draw:line>
          <draw:line draw:style-name="gr2" draw:text-style-name="P1" draw:layer="layout" svg:x1="10.202cm" svg:y1="21cm" svg:x2="10.202cm" svg:y2="23.8cm">
            <text:p/>
          </draw:line>
        </draw:g>
        <draw:line draw:style-name="gr2" draw:text-style-name="P1" draw:layer="layout" svg:x1="6.451cm" svg:y1="22.3cm" svg:x2="10.551cm" svg:y2="22.3cm">
          <text:p/>
        </draw:line>
        <draw:line draw:style-name="gr2" draw:text-style-name="P1" draw:layer="layout" svg:x1="6.451cm" svg:y1="23.3cm" svg:x2="10.551cm" svg:y2="23.3cm">
          <text:p/>
        </draw:line>
        <draw:frame draw:style-name="gr3" draw:text-style-name="P2" draw:layer="layout" svg:width="1.243cm" svg:height="0.645cm" svg:x="9.157cm" svg:y="20.7cm">
          <draw:text-box>
            <text:p><text:span text:style-name="T1">D3.2</text:span></text:p>
          </draw:text-box>
        </draw:frame>
        <draw:frame draw:style-name="gr4" draw:text-style-name="P2" draw:layer="layout" svg:width="1.145cm" svg:height="0.645cm" svg:x="8.8cm" svg:y="21.555cm">
          <draw:text-box>
            <text:p><text:span text:style-name="T1">D26</text:span></text:p>
          </draw:text-box>
        </draw:frame>
        <draw:g draw:style-name="gr5">
          <draw:custom-shape draw:style-name="gr6" draw:text-style-name="P1" draw:layer="layout" svg:width="2.6cm" svg:height="2.6cm" svg:x="7.202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502cm" svg:y1="20.8cm" svg:x2="8.502cm" svg:y2="23.8cm">
            <text:p/>
          </draw:line>
          <draw:line draw:style-name="gr7" draw:text-style-name="P1" draw:layer="layout" svg:x1="7.002cm" svg:y1="22.3cm" svg:x2="10.002cm" svg:y2="22.3cm">
            <text:p/>
          </draw:line>
        </draw:g>
        <draw:g draw:style-name="gr5">
          <draw:custom-shape draw:style-name="gr8" draw:text-style-name="P1" draw:layer="layout" svg:width="0.3cm" svg:height="0.3cm" svg:x="10.052cm" svg:y="2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202cm" svg:y1="21cm" svg:x2="10.202cm" svg:y2="21.6cm">
            <text:p/>
          </draw:line>
          <draw:line draw:style-name="gr7" draw:text-style-name="P1" draw:layer="layout" svg:x1="9.902cm" svg:y1="21.3cm" svg:x2="10.502cm" svg:y2="21.3cm">
            <text:p/>
          </draw:line>
        </draw:g>
        <draw:g draw:style-name="gr5">
          <draw:custom-shape draw:style-name="gr8" draw:text-style-name="P1" draw:layer="layout" svg:width="0.3cm" svg:height="0.3cm" svg:x="10.052cm" svg:y="2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202cm" svg:y1="23cm" svg:x2="10.202cm" svg:y2="23.6cm">
            <text:p/>
          </draw:line>
          <draw:line draw:style-name="gr7" draw:text-style-name="P1" draw:layer="layout" svg:x1="9.902cm" svg:y1="23.3cm" svg:x2="10.502cm" svg:y2="23.3cm">
            <text:p/>
          </draw:line>
        </draw:g>
        <draw:g draw:style-name="gr5">
          <draw:custom-shape draw:style-name="gr8" draw:text-style-name="P1" draw:layer="layout" svg:width="0.3cm" svg:height="0.3cm" svg:x="6.652cm" svg:y="2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802cm" svg:y1="21cm" svg:x2="6.802cm" svg:y2="21.6cm">
            <text:p/>
          </draw:line>
          <draw:line draw:style-name="gr7" draw:text-style-name="P1" draw:layer="layout" svg:x1="6.502cm" svg:y1="21.3cm" svg:x2="7.102cm" svg:y2="21.3cm">
            <text:p/>
          </draw:line>
        </draw:g>
        <draw:g draw:style-name="gr5">
          <draw:custom-shape draw:style-name="gr8" draw:text-style-name="P1" draw:layer="layout" svg:width="0.3cm" svg:height="0.3cm" svg:x="6.652cm" svg:y="2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802cm" svg:y1="23cm" svg:x2="6.802cm" svg:y2="23.6cm">
            <text:p/>
          </draw:line>
          <draw:line draw:style-name="gr7" draw:text-style-name="P1" draw:layer="layout" svg:x1="6.502cm" svg:y1="23.3cm" svg:x2="7.102cm" svg:y2="23.3cm">
            <text:p/>
          </draw:line>
        </draw:g>
        <draw:custom-shape draw:style-name="gr9" draw:text-style-name="P1" draw:layer="layout" svg:width="4.2cm" svg:height="3.2cm" svg:x="6.4cm" svg:y="20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51cm" svg:y1="21.3cm" svg:x2="14.751cm" svg:y2="21.3cm">
          <text:p/>
        </draw:line>
        <draw:g>
          <draw:line draw:style-name="gr2" draw:text-style-name="P1" draw:layer="layout" svg:x1="11.004cm" svg:y1="21cm" svg:x2="11.004cm" svg:y2="23.8cm">
            <text:p/>
          </draw:line>
          <draw:line draw:style-name="gr2" draw:text-style-name="P1" draw:layer="layout" svg:x1="12.703cm" svg:y1="21cm" svg:x2="12.703cm" svg:y2="23.8cm">
            <text:p/>
          </draw:line>
          <draw:line draw:style-name="gr2" draw:text-style-name="P1" draw:layer="layout" svg:x1="14.402cm" svg:y1="21cm" svg:x2="14.402cm" svg:y2="23.8cm">
            <text:p/>
          </draw:line>
        </draw:g>
        <draw:line draw:style-name="gr2" draw:text-style-name="P1" draw:layer="layout" svg:x1="10.651cm" svg:y1="22.3cm" svg:x2="14.751cm" svg:y2="22.3cm">
          <text:p/>
        </draw:line>
        <draw:line draw:style-name="gr2" draw:text-style-name="P1" draw:layer="layout" svg:x1="10.651cm" svg:y1="23.3cm" svg:x2="14.751cm" svg:y2="23.3cm">
          <text:p/>
        </draw:line>
        <draw:frame draw:style-name="gr3" draw:text-style-name="P2" draw:layer="layout" svg:width="1.243cm" svg:height="0.645cm" svg:x="13.357cm" svg:y="20.7cm">
          <draw:text-box>
            <text:p><text:span text:style-name="T1">D3.2</text:span></text:p>
          </draw:text-box>
        </draw:frame>
        <draw:frame draw:style-name="gr4" draw:text-style-name="P2" draw:layer="layout" svg:width="1.145cm" svg:height="0.645cm" svg:x="13cm" svg:y="21.555cm">
          <draw:text-box>
            <text:p><text:span text:style-name="T1">D26</text:span></text:p>
          </draw:text-box>
        </draw:frame>
        <draw:g draw:style-name="gr5">
          <draw:custom-shape draw:style-name="gr6" draw:text-style-name="P1" draw:layer="layout" svg:width="2.6cm" svg:height="2.6cm" svg:x="11.402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702cm" svg:y1="20.8cm" svg:x2="12.702cm" svg:y2="23.8cm">
            <text:p/>
          </draw:line>
          <draw:line draw:style-name="gr7" draw:text-style-name="P1" draw:layer="layout" svg:x1="11.202cm" svg:y1="22.3cm" svg:x2="14.202cm" svg:y2="22.3cm">
            <text:p/>
          </draw:line>
        </draw:g>
        <draw:g draw:style-name="gr5">
          <draw:custom-shape draw:style-name="gr8" draw:text-style-name="P1" draw:layer="layout" svg:width="0.3cm" svg:height="0.3cm" svg:x="14.252cm" svg:y="2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402cm" svg:y1="21cm" svg:x2="14.402cm" svg:y2="21.6cm">
            <text:p/>
          </draw:line>
          <draw:line draw:style-name="gr7" draw:text-style-name="P1" draw:layer="layout" svg:x1="14.102cm" svg:y1="21.3cm" svg:x2="14.702cm" svg:y2="21.3cm">
            <text:p/>
          </draw:line>
        </draw:g>
        <draw:g draw:style-name="gr5">
          <draw:custom-shape draw:style-name="gr8" draw:text-style-name="P1" draw:layer="layout" svg:width="0.3cm" svg:height="0.3cm" svg:x="14.252cm" svg:y="2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402cm" svg:y1="23cm" svg:x2="14.402cm" svg:y2="23.6cm">
            <text:p/>
          </draw:line>
          <draw:line draw:style-name="gr7" draw:text-style-name="P1" draw:layer="layout" svg:x1="14.102cm" svg:y1="23.3cm" svg:x2="14.702cm" svg:y2="23.3cm">
            <text:p/>
          </draw:line>
        </draw:g>
        <draw:g draw:style-name="gr5">
          <draw:custom-shape draw:style-name="gr8" draw:text-style-name="P1" draw:layer="layout" svg:width="0.3cm" svg:height="0.3cm" svg:x="10.852cm" svg:y="2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002cm" svg:y1="21cm" svg:x2="11.002cm" svg:y2="21.6cm">
            <text:p/>
          </draw:line>
          <draw:line draw:style-name="gr7" draw:text-style-name="P1" draw:layer="layout" svg:x1="10.702cm" svg:y1="21.3cm" svg:x2="11.302cm" svg:y2="21.3cm">
            <text:p/>
          </draw:line>
        </draw:g>
        <draw:g draw:style-name="gr5">
          <draw:custom-shape draw:style-name="gr8" draw:text-style-name="P1" draw:layer="layout" svg:width="0.3cm" svg:height="0.3cm" svg:x="10.852cm" svg:y="2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002cm" svg:y1="23cm" svg:x2="11.002cm" svg:y2="23.6cm">
            <text:p/>
          </draw:line>
          <draw:line draw:style-name="gr7" draw:text-style-name="P1" draw:layer="layout" svg:x1="10.702cm" svg:y1="23.3cm" svg:x2="11.302cm" svg:y2="23.3cm">
            <text:p/>
          </draw:line>
        </draw:g>
        <draw:custom-shape draw:style-name="gr9" draw:text-style-name="P1" draw:layer="layout" svg:width="4.2cm" svg:height="3.2cm" svg:x="10.6cm" svg:y="20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8T00:18:46.243000000</meta:creation-date>
    <meta:print-date>2023-11-11T15:52:26.273000000</meta:print-date>
    <dc:date>2023-11-12T21:16:20.221000000</dc:date>
    <meta:editing-duration>P1DT5H34M</meta:editing-duration>
    <meta:editing-cycles>2</meta:editing-cycles>
    <meta:generator>LibreOffice/7.5.7.1$Windows_X86_64 LibreOffice_project/47eb0cf7efbacdee9b19ae25d6752381ede23126</meta:generator>
    <meta:document-statistic meta:object-count="186"/>
  </office:meta>
</office:document-meta>
</file>